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229a7" officeooo:paragraph-rsid="001229a7"/>
    </style:style>
    <style:style style:name="P2" style:family="paragraph" style:parent-style-name="Standard">
      <style:text-properties officeooo:rsid="00123e01" officeooo:paragraph-rsid="00123e01"/>
    </style:style>
    <style:style style:name="P3" style:family="paragraph" style:parent-style-name="Standard">
      <style:text-properties fo:font-weight="bold" officeooo:rsid="00123e01" officeooo:paragraph-rsid="00123e01" style:font-weight-asian="bold" style:font-weight-complex="bold"/>
    </style:style>
    <style:style style:name="P4" style:family="paragraph" style:parent-style-name="Standard">
      <style:text-properties fo:font-weight="bold" officeooo:rsid="00145b5a" officeooo:paragraph-rsid="00145b5a" style:font-weight-asian="bold" style:font-weight-complex="bold"/>
    </style:style>
    <style:style style:name="P5" style:family="paragraph" style:parent-style-name="Standard">
      <style:text-properties fo:font-size="14pt" fo:font-weight="bold" officeooo:rsid="00123e01" officeooo:paragraph-rsid="00123e01" style:font-size-asian="14pt" style:font-weight-asian="bold" style:font-size-complex="14pt" style:font-weight-complex="bold"/>
    </style:style>
    <style:style style:name="P6" style:family="paragraph" style:parent-style-name="Standard">
      <style:text-properties officeooo:rsid="001378ca" officeooo:paragraph-rsid="001378ca"/>
    </style:style>
    <style:style style:name="P7" style:family="paragraph" style:parent-style-name="Standard">
      <style:text-properties fo:font-weight="normal" officeooo:rsid="00145b5a" officeooo:paragraph-rsid="00145b5a" style:font-weight-asian="normal" style:font-weight-complex="normal"/>
    </style:style>
    <style:style style:name="P8" style:family="paragraph" style:parent-style-name="Standard" style:list-style-name="L1">
      <style:text-properties officeooo:rsid="001229a7" officeooo:paragraph-rsid="001229a7"/>
    </style:style>
    <style:style style:name="P9" style:family="paragraph" style:parent-style-name="Standard" style:list-style-name="L2">
      <style:text-properties officeooo:rsid="00123e01" officeooo:paragraph-rsid="00123e01"/>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594553352413248901" text:style-name="L1">
        <text:list-item>
          <text:p text:style-name="P8">neighborhood radius</text:p>
        </text:list-item>
        <text:list-item>
          <text:p text:style-name="P8">motion probability</text:p>
        </text:list-item>
        <text:list-item>
          <text:p text:style-name="P8">immigration probability</text:p>
        </text:list-item>
        <text:list-item>
          <text:p text:style-name="P8">birth rate</text:p>
        </text:list-item>
        <text:list-item>
          <text:p text:style-name="P8">death rate</text:p>
        </text:list-item>
        <text:list-item>
          <text:p text:style-name="P8">virus morbidity</text:p>
        </text:list-item>
        <text:list-item>
          <text:p text:style-name="P8">vectored infection probability</text:p>
        </text:list-item>
        <text:list-item>
          <text:p text:style-name="P8">contact infection probability</text:p>
        </text:list-item>
        <text:list-item>
          <text:p text:style-name="P8">spontaneous infection probability</text:p>
        </text:list-item>
        <text:list-item>
          <text:p text:style-name="P8">recovery probability</text:p>
        </text:list-item>
        <text:list-item>
          <text:p text:style-name="P8">re-susceptible probability</text:p>
        </text:list-item>
      </text:list>
      <text:p text:style-name="P1"/>
      <text:p text:style-name="P1"><text:span text:style-name="T1">Neighborhood radius</text:span> This parameter determines the size of the interaction</text:p>
      <text:p text:style-name="P1">neighborhood that a cell interrogates for state information. </text:p>
      <text:p text:style-name="P1">The motion radius defines the greatest distance, measured in cells, a host can move during a</text:p>
      <text:p text:style-name="P1">time step. The infection radius defines the greatest distance the virus pathogen can travel outside the body of a host on its own. </text:p>
      <text:p text:style-name="P1"/>
      <text:p text:style-name="P1"><text:span text:style-name="T1">Motion probability</text:span> The individuals in the world are permitted to move between cells. The motion probability determines the frequency of this motion. For example, if</text:p>
      <text:p text:style-name="P1">the motion probability, p move , is set to 0.4, you would expect roughly two in five</text:p>
      <text:p text:style-name="P1">hosts to shift from the cell they currently reside in to another cell within its motion neighborhood.</text:p>
      <text:p text:style-name="P1"/>
      <text:p text:style-name="P1"><text:span text:style-name="T1">Vectored infection rate</text:span> The actual probability of spread, p vectored , is a function of the vectored</text:p>
      <text:p text:style-name="P1">infection parameter provided by the user, p input , and the density of susceptible</text:p>
      <text:p text:style-name="P1">hosts in the local interaction neighborhood.</text:p>
      <text:p text:style-name="P1"/>
      <text:p text:style-name="P1">P.vectored = susceptible pop./neighborhood capacity * P.input</text:p>
      <text:p text:style-name="P1"/>
      <text:p text:style-name="P5">Cell update algorithm</text:p>
      <text:p text:style-name="P2">The cell update function takes as arguments all the parameters outlined in the previous section along with the state information from the cells in the interaction neighborhood of the cell in question.</text:p>
      <text:p text:style-name="P2">The cell update algorithm is performed in two phases: the movement phase and the infection phase. It is important to note that the effects of the movement phase are instantaneous, that is, cell populations are immediately updated to reflect host traversals. During the infection phase, although implemented sequentially over the lattice, each cell evolves synchronously with all the others.</text:p>
      <text:p text:style-name="P2"/>
      <text:p text:style-name="P3">Movement phase</text:p>
      <text:p text:style-name="P2">1. Select a random cell from the world.</text:p>
      <text:p text:style-name="P2">2. For each of the individuals in the cell, randomly select a neighboring cell</text:p>
      <text:p text:style-name="P2">and move the individual into it. This movement is dependent on the motion</text:p>
      <text:p text:style-name="P2">probability parameter described earlier and the destination cell not being</text:p>
      <text:p text:style-name="P2">full.</text:p>
      <text:p text:style-name="P2">3. Repeat from step one until all the cells in the world have been accounted</text:p>
      <text:p text:style-name="P2">for.</text:p>
      <text:p text:style-name="P2"/>
      <text:p text:style-name="P2"><text:span text:style-name="T1">Infection and recovery phase</text:span> The ordering of events during the infection</text:p>
      <text:p text:style-name="P2">and recovery phase are such that similar operations are performed consecutively,</text:p>
      <text:p text:style-name="P2"><text:soft-page-break/>that is, all operations affecting host population are dealt with before infections</text:p>
      <text:p text:style-name="P2">are calculated. Other inter-leavings should be tried in order to examine possible</text:p>
      <text:p text:style-name="P2">biases.</text:p>
      <text:p text:style-name="P2"/>
      <text:list xml:id="list5268525028952751806" text:style-name="L2">
        <text:list-item>
          <text:p text:style-name="P9">Select the first cell.</text:p>
        </text:list-item>
        <text:list-item>
          <text:p text:style-name="P9">Deduct the ‘natural deaths’ from the cell population.</text:p>
        </text:list-item>
        <text:list-item>
          <text:p text:style-name="P9">Deduct the deaths from virus morbidity.</text:p>
        </text:list-item>
        <text:list-item>
          <text:p text:style-name="P9">Add to the population any newborns.</text:p>
        </text:list-item>
        <text:list-item>
          <text:p text:style-name="P9">Add any immigrant population.</text:p>
        </text:list-item>
        <text:list-item>
          <text:p text:style-name="P9">Compute inter-cell (vectored) infections.</text:p>
        </text:list-item>
        <text:list-item>
          <text:p text:style-name="P9">Compute intra-cell (contact) infections.</text:p>
        </text:list-item>
        <text:list-item>
          <text:p text:style-name="P9">Compute spontaneous infections.</text:p>
        </text:list-item>
        <text:list-item>
          <text:p text:style-name="P9">Compute host recoveries.</text:p>
        </text:list-item>
        <text:list-item>
          <text:p text:style-name="P9">Compute re-susceptibles.</text:p>
        </text:list-item>
        <text:list-item>
          <text:p text:style-name="P9">Repeat from step one for the next cell until all cells have been accounted for.</text:p>
        </text:list-item>
      </text:list>
      <text:p text:style-name="P2"/>
      <text:p text:style-name="P6">This model does not take into account other parameters such as the latency</text:p>
      <text:p text:style-name="P6">or incubation times illustrated in Figure 2. Latency is the lag between being infected and becoming infective, and incubation is the delay between being infected</text:p>
      <text:p text:style-name="P6">and becoming symptomatic. These times could be implemented by introducing</text:p>
      <text:p text:style-name="P6">another state, for example ‘E’ for exposed hosts, who are infected but not infective</text:p>
      <text:p text:style-name="P6"/>
      <text:p text:style-name="P4">Corridors of Spread</text:p>
      <text:p text:style-name="P7">Towns and roads are human constructed features that</text:p>
      <text:p text:style-name="P7">attract high population densities. Conversely, the scenario could be depicting</text:p>
      <text:p text:style-name="P7">non-cultural features, for example, rivers that promote development along their</text:p>
      <text:p text:style-name="P7">shores or mountain ranges that limit settlement and population movement. Their</text:p>
      <text:p text:style-name="P7">key attribute is their directed and linear shape rather than a wide uniform population dens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6T17:24:55.526489581</meta:creation-date>
    <dc:date>2014-12-28T23:16:19.036866685</dc:date>
    <meta:editing-duration>PT14H54M51S</meta:editing-duration>
    <meta:editing-cycles>4</meta:editing-cycles>
    <meta:generator>LibreOffice/4.3.3.2$Linux_X86_64 LibreOffice_project/430m0$Build-2</meta:generator>
    <meta:document-statistic meta:table-count="0" meta:image-count="0" meta:object-count="0" meta:page-count="2" meta:paragraph-count="59" meta:word-count="590" meta:character-count="3753" meta:non-whitespace-character-count="3242"/>
  </office:meta>
</office:document-meta>
</file>